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799cm" style:rel-column-width="6935*"/>
    </style:style>
    <style:style style:name="Tableau1.B" style:family="table-column">
      <style:table-column-properties style:column-width="15.201cm" style:rel-column-width="58600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93357"/>
    </style:style>
    <style:style style:name="P2" style:family="paragraph" style:parent-style-name="Standard">
      <style:text-properties officeooo:paragraph-rsid="00093357"/>
    </style:style>
    <style:style style:name="P3" style:family="paragraph" style:parent-style-name="Standard" style:list-style-name="L2">
      <style:text-properties officeooo:paragraph-rsid="000cf8b0"/>
    </style:style>
    <style:style style:name="P4" style:family="paragraph" style:parent-style-name="Standard" style:list-style-name="L2">
      <style:text-properties officeooo:rsid="000cf8b0" officeooo:paragraph-rsid="000cf8b0"/>
    </style:style>
    <style:style style:name="P5" style:family="paragraph" style:parent-style-name="Standard" style:list-style-name="L5">
      <style:text-properties officeooo:paragraph-rsid="000cf8b0"/>
    </style:style>
    <style:style style:name="T1" style:family="text">
      <style:text-properties officeooo:rsid="000cf8b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Globe terrestre</text:p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Line2766749896992"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P1">* 1 arceau 10mm PMMA transparent comprenant :</text:p>
            <text:p text:style-name="P1"><text:s text:c="2"/>* 1 ruban de Leds</text:p>
            <text:p text:style-name="P1"><text:s text:c="2"/>* 1 fils électrique</text:p>
            <text:p text:style-name="P1"/>
          </table:table-cell>
        </table:table-row>
        <table:table-row table:style-name="TableLine2766749899296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* 3 repose-globe 10mm PMMA transparent</text:p>
            <text:p text:style-name="P1"/>
          </table:table-cell>
        </table:table-row>
        <table:table-row table:style-name="TableLine2766738015120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* Un boitier pour la partie électronique comprenant :</text:p>
            <text:p text:style-name="P1"><text:s text:c="2"/>* 2 plateaux de 10 mm Peuplier</text:p>
            <text:p text:style-name="P1"><text:s text:c="2"/>* 2 Hexagones 5 mm Peuplier</text:p>
            <text:p text:style-name="P1"><text:s text:c="2"/>* 6 cotés dont 1 en francais/anglais 5 mm Peuplier</text:p>
            <text:p text:style-name="P1"><text:s text:c="2"/>* 3 Aimants</text:p>
            <text:p text:style-name="P1"><text:s text:c="2"/>* 1 connecteur 5 broches</text:p>
            <text:p text:style-name="P1"><text:s text:c="2"/>* 1 interupteur</text:p>
            <text:p text:style-name="P1"><text:s text:c="2"/>* cablages électrique</text:p>
            <text:p text:style-name="P1"/>
          </table:table-cell>
        </table:table-row>
        <table:table-row table:style-name="TableLine2766745524528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* Un boitier pour ranger les assiettes comprenant :</text:p>
            <text:p text:style-name="P1"><text:s text:c="2"/>* 2 Hexagones 5 mm Peuplier</text:p>
            <text:p text:style-name="P1"><text:s text:c="2"/>* 6 cotés dont 2 en francais/anglais 5 mm Peuplier</text:p>
            <text:p text:style-name="P1"><text:s text:c="2"/>* 3 aimants</text:p>
            <text:p text:style-name="P1"/>
          </table:table-cell>
        </table:table-row>
        <table:table-row table:style-name="TableLine2766985068928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1 assiette comprenant :</text:p>
            <text:list xml:id="list1252108247" text:style-name="L2">
              <text:list-item>
                <text:p text:style-name="P3">4 parties 5 mm Peuplier</text:p>
              </text:list-item>
              <text:list-item>
                <text:p text:style-name="P3">3 ILS</text:p>
              </text:list-item>
              <text:list-item>
                <text:p text:style-name="P4">2 aimants</text:p>
              </text:list-item>
              <text:list-item>
                <text:p text:style-name="P4">1 support avec 2 aimants</text:p>
              </text:list-item>
            </text:list>
          </table:table-cell>
        </table:table-row>
        <table:table-row table:style-name="TableLine2766985066912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>11 plats 5 mm Peuplier </text:p>
            <text:list xml:id="list84537362" text:style-name="L5">
              <text:list-item>
                <text:p text:style-name="P5">Version FR : 3 rouges, 3 Jaune, 4 vertes</text:p>
              </text:list-item>
              <text:list-item>
                <text:p text:style-name="P5"><text:span text:style-name="T1">V</text:span>ersion UK : 3 Rouges, 4 jaunes, 3 vertes</text:p>
              </text:list-item>
            </text:list>
          </table:table-cell>
        </table:table-row>
        <table:table-row table:style-name="TableLine2766985062016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/>
          </table:table-cell>
        </table:table-row>
        <table:table-row table:style-name="TableLine2766985070656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/>
          </table:table-cell>
        </table:table-row>
        <table:table-row table:style-name="TableLine2766985070944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/>
          </table:table-cell>
        </table:table-row>
        <table:table-row table:style-name="TableLine2766985069216"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lexandre PERETJATKO</meta:initial-creator>
    <meta:creation-date>2022-03-28T09:39:30.718000000</meta:creation-date>
    <dc:date>2022-03-28T10:01:55.531000000</dc:date>
    <dc:creator>Alexandre PERETJATKO</dc:creator>
    <meta:editing-duration>PT12M35S</meta:editing-duration>
    <meta:editing-cycles>4</meta:editing-cycles>
    <meta:generator>LibreOffice/7.3.1.3$Windows_X86_64 LibreOffice_project/a69ca51ded25f3eefd52d7bf9a5fad8c90b87951</meta:generator>
    <meta:document-statistic meta:table-count="1" meta:image-count="0" meta:object-count="0" meta:page-count="1" meta:paragraph-count="25" meta:word-count="146" meta:character-count="722" meta:non-whitespace-character-count="582"/>
  </office:meta>
</office:document-meta>
</file>